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91ce0" officeooo:paragraph-rsid="00191c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ISTEMAS INFORMÁTICOS</text:p>
      <text:p text:style-name="P1">Existe un teorema fundamental de la numeración que ya aprendimos en primaria:</text:p>
      <text:p text:style-name="P1">1.725 = 1 x 1000 + 7 x 100 + 2 x 10 + 5 x 1</text:p>
      <text:p text:style-name="P1">Como es un sistema decimal, los pesos son potencias de 10. Diez elevado a 0 es 1, diez elevado a 1 es 10, diez elevado a 2 es 100 y así sucesivamente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7T19:44:44.842464495</meta:creation-date>
    <dc:date>2025-09-19T18:47:53.474629441</dc:date>
    <meta:editing-duration>PT5M33S</meta:editing-duration>
    <meta:editing-cycles>3</meta:editing-cycles>
    <meta:generator>LibreOffice/24.2.6.2$Linux_X86_64 LibreOffice_project/420$Build-2</meta:generator>
    <meta:document-statistic meta:table-count="0" meta:image-count="0" meta:object-count="0" meta:page-count="1" meta:paragraph-count="4" meta:word-count="63" meta:character-count="290" meta:non-whitespace-character-count="231"/>
  </office:meta>
</office:document-meta>
</file>